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55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roo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3399999999999999">
            <text:p>−6.3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59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T. deltoid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399999999999999">
            <text:p>−3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60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4">
            <text:p>−1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65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3</text:p>
          </table:table-cell>
          <table:table-cell table:style-name="ACE-0" office:value-type="float" office:value="-34.947299999999998">
            <text:p>−34.9473</text:p>
          </table:table-cell>
          <table:table-cell table:style-name="ACE-0" office:value-type="float" office:value="150.6926">
            <text:p>150.6926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648</text:p>
          </table:table-cell>
          <table:table-cell table:style-name="ACE-0" office:value-type="float" office:value="-34.931899999999999">
            <text:p>−34.9319</text:p>
          </table:table-cell>
          <table:table-cell table:style-name="ACE-0" office:value-type="float" office:value="150.65129999999999">
            <text:p>150.651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ccostrea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2</text:p>
          </table:table-cell>
          <table:table-cell table:style-name="ACE-0" office:value-type="float" office:value="-34.926900000000003">
            <text:p>−34.9269</text:p>
          </table:table-cell>
          <table:table-cell table:style-name="ACE-0" office:value-type="float" office:value="150.6489">
            <text:p>150.648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4</text:p>
          </table:table-cell>
          <table:table-cell table:style-name="ACE-0" office:value-type="float" office:value="-34.922699999999999">
            <text:p>−34.9227</text:p>
          </table:table-cell>
          <table:table-cell table:style-name="ACE-0" office:value-type="float" office:value="150.72730000000001">
            <text:p>150.7273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5</text:p>
          </table:table-cell>
          <table:table-cell table:style-name="ACE-0" office:value-type="float" office:value="-34.922699999999999">
            <text:p>−34.9227</text:p>
          </table:table-cell>
          <table:table-cell table:style-name="ACE-0" office:value-type="float" office:value="150.72730000000001">
            <text:p>150.7273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517</text:p>
          </table:table-cell>
          <table:table-cell table:style-name="ACE-0" office:value-type="float" office:value="-34.915300000000002">
            <text:p>−34.9153</text:p>
          </table:table-cell>
          <table:table-cell table:style-name="ACE-0" office:value-type="float" office:value="150.66380000000001">
            <text:p>150.6638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647</text:p>
          </table:table-cell>
          <table:table-cell table:style-name="ACE-0" office:value-type="float" office:value="-34.908700000000003">
            <text:p>−34.9087</text:p>
          </table:table-cell>
          <table:table-cell table:style-name="ACE-0" office:value-type="float" office:value="150.69210000000001">
            <text:p>150.6921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5</text:p>
          </table:table-cell>
          <table:table-cell table:style-name="ACE-0" office:value-type="float" office:value="-34.9069">
            <text:p>−34.9069</text:p>
          </table:table-cell>
          <table:table-cell table:style-name="ACE-0" office:value-type="float" office:value="150.71000000000001">
            <text:p>150.71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2</text:p>
          </table:table-cell>
          <table:table-cell table:style-name="ACE-0" office:value-type="float" office:value="-34.905999999999999">
            <text:p>−34.906</text:p>
          </table:table-cell>
          <table:table-cell table:style-name="ACE-0" office:value-type="float" office:value="150.6437">
            <text:p>150.6437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86</text:p>
          </table:table-cell>
          <table:table-cell table:style-name="ACE-0" office:value-type="float" office:value="-34.905700000000003">
            <text:p>−34.9057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999999999999998">
            <text:p>−4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88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89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90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1</text:p>
          </table:table-cell>
          <table:table-cell table:style-name="ACE-0" office:value-type="float" office:value="-34.8947">
            <text:p>−34.8947</text:p>
          </table:table-cell>
          <table:table-cell table:style-name="ACE-0" office:value-type="float" office:value="150.6737">
            <text:p>150.6737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92</text:p>
          </table:table-cell>
          <table:table-cell table:style-name="ACE-0" office:value-type="float" office:value="-34.893999999999998">
            <text:p>−34.894</text:p>
          </table:table-cell>
          <table:table-cell table:style-name="ACE-0" office:value-type="float" office:value="150.70580000000001">
            <text:p>150.7058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7.5">
            <text:p>−7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739</text:p>
          </table:table-cell>
          <table:table-cell table:style-name="ACE-0" office:value-type="float" office:value="-34.893999999999998">
            <text:p>−34.894</text:p>
          </table:table-cell>
          <table:table-cell table:style-name="ACE-0" office:value-type="float" office:value="150.70580000000001">
            <text:p>150.7058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9</text:p>
          </table:table-cell>
          <table:table-cell table:style-name="ACE-0" office:value-type="float" office:value="-34.892699999999998">
            <text:p>−34.8927</text:p>
          </table:table-cell>
          <table:table-cell table:style-name="ACE-0" office:value-type="float" office:value="150.65110000000001">
            <text:p>150.6511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6</text:p>
          </table:table-cell>
          <table:table-cell table:style-name="ACE-0" office:value-type="float" office:value="-34.886400000000002">
            <text:p>−34.8864</text:p>
          </table:table-cell>
          <table:table-cell table:style-name="ACE-0" office:value-type="float" office:value="150.6515">
            <text:p>150.651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6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7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8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6.7999999999999998">
            <text:p>−6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783</text:p>
          </table:table-cell>
          <table:table-cell table:style-name="ACE-0" office:value-type="float" office:value="-34.881999999999998">
            <text:p>−34.882</text:p>
          </table:table-cell>
          <table:table-cell table:style-name="ACE-0" office:value-type="float" office:value="150.7114">
            <text:p>150.7114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5</text:p>
          </table:table-cell>
          <table:table-cell table:style-name="ACE-0" office:value-type="float" office:value="-34.880600000000001">
            <text:p>−34.8806</text:p>
          </table:table-cell>
          <table:table-cell table:style-name="ACE-0" office:value-type="float" office:value="150.70760000000001">
            <text:p>150.7076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6</text:p>
          </table:table-cell>
          <table:table-cell table:style-name="ACE-0" office:value-type="float" office:value="-34.880099999999999">
            <text:p>−34.8801</text:p>
          </table:table-cell>
          <table:table-cell table:style-name="ACE-0" office:value-type="float" office:value="150.69970000000001">
            <text:p>150.6997</text:p>
          </table:table-cell>
          <table:table-cell table:style-name="ACE-0" office:value-type="float" office:value="8260">
            <text:p>82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8</text:p>
          </table:table-cell>
          <table:table-cell table:style-name="ACE-0" office:value-type="float" office:value="-34.874600000000001">
            <text:p>−34.8746</text:p>
          </table:table-cell>
          <table:table-cell table:style-name="ACE-0" office:value-type="float" office:value="150.673">
            <text:p>150.673</text:p>
          </table:table-cell>
          <table:table-cell table:style-name="ACE-0" office:value-type="float" office:value="4800">
            <text:p>4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1</text:p>
          </table:table-cell>
          <table:table-cell table:style-name="ACE-0" office:value-type="float" office:value="-34.873899999999999">
            <text:p>−34.8739</text:p>
          </table:table-cell>
          <table:table-cell table:style-name="ACE-0" office:value-type="float" office:value="150.69720000000001">
            <text:p>150.6972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4</text:p>
          </table:table-cell>
          <table:table-cell table:style-name="ACE-0" office:value-type="float" office:value="-34.871499999999997">
            <text:p>−34.8715</text:p>
          </table:table-cell>
          <table:table-cell table:style-name="ACE-0" office:value-type="float" office:value="150.6909">
            <text:p>150.690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5</text:p>
          </table:table-cell>
          <table:table-cell table:style-name="ACE-0" office:value-type="float" office:value="-34.871499999999997">
            <text:p>−34.8715</text:p>
          </table:table-cell>
          <table:table-cell table:style-name="ACE-0" office:value-type="float" office:value="150.7439">
            <text:p>150.7439</text:p>
          </table:table-cell>
          <table:table-cell table:style-name="ACE-0" office:value-type="float" office:value="7840">
            <text:p>78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85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3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7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ccostr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037</text:p>
          </table:table-cell>
          <table:table-cell table:style-name="ACE-0" office:value-type="float" office:value="-34.8675">
            <text:p>−34.8675</text:p>
          </table:table-cell>
          <table:table-cell table:style-name="ACE-0" office:value-type="float" office:value="150.6848">
            <text:p>150.6848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024</text:p>
          </table:table-cell>
          <table:table-cell table:style-name="ACE-0" office:value-type="float" office:value="-34.866500000000002">
            <text:p>−34.8665</text:p>
          </table:table-cell>
          <table:table-cell table:style-name="ACE-0" office:value-type="float" office:value="150.64699999999999">
            <text:p>150.647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7.2000000000000002">
            <text:p>−7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93</text:p>
          </table:table-cell>
          <table:table-cell table:style-name="ACE-0" office:value-type="float" office:value="-34.845100000000002">
            <text:p>−34.8451</text:p>
          </table:table-cell>
          <table:table-cell table:style-name="ACE-0" office:value-type="float" office:value="150.6574">
            <text:p>150.6574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7</text:p>
          </table:table-cell>
          <table:table-cell table:style-name="ACE-0" office:value-type="float" office:value="-34.8324">
            <text:p>−34.8324</text:p>
          </table:table-cell>
          <table:table-cell table:style-name="ACE-0" office:value-type="float" office:value="150.6841">
            <text:p>150.6841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1</text:p>
          </table:table-cell>
          <table:table-cell table:style-name="ACE-0" office:value-type="float" office:value="-34.821599999999997">
            <text:p>−34.8216</text:p>
          </table:table-cell>
          <table:table-cell table:style-name="ACE-0" office:value-type="float" office:value="150.65049999999999">
            <text:p>150.6505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0</text:p>
          </table:table-cell>
          <table:table-cell table:style-name="ACE-0" office:value-type="float" office:value="-34.820999999999998">
            <text:p>−34.821</text:p>
          </table:table-cell>
          <table:table-cell table:style-name="ACE-0" office:value-type="float" office:value="150.6797">
            <text:p>150.6797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0</text:p>
          </table:table-cell>
          <table:table-cell table:style-name="ACE-0" office:value-type="float" office:value="-34.798699999999997">
            <text:p>−34.7987</text:p>
          </table:table-cell>
          <table:table-cell table:style-name="ACE-0" office:value-type="float" office:value="150.69470000000001">
            <text:p>150.6947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4</text:p>
          </table:table-cell>
          <table:table-cell table:style-name="ACE-0" office:value-type="float" office:value="-34.652999999999999">
            <text:p>−34.653</text:p>
          </table:table-cell>
          <table:table-cell table:style-name="ACE-0" office:value-type="float" office:value="150.81899999999999">
            <text:p>150.819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89</text:p>
          </table:table-cell>
          <table:table-cell table:style-name="ACE-0" office:value-type="float" office:value="-34.651000000000003">
            <text:p>−34.651</text:p>
          </table:table-cell>
          <table:table-cell table:style-name="ACE-0" office:value-type="float" office:value="150.80600000000001">
            <text:p>150.806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0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8.3699999999999992">
            <text:p>−8.3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1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7890">
            <text:p>789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82">
            <text:p>−10.8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2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2499999999999">
            <text:p>150.825</text:p>
          </table:table-cell>
          <table:table-cell table:style-name="ACE-0" office:value-type="float" office:value="7770">
            <text:p>77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991</text:p>
          </table:table-cell>
          <table:table-cell table:style-name="ACE-0" office:value-type="float" office:value="-34.648000000000003">
            <text:p>−34.648</text:p>
          </table:table-cell>
          <table:table-cell table:style-name="ACE-0" office:value-type="float" office:value="150.798">
            <text:p>150.798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3</text:p>
          </table:table-cell>
          <table:table-cell table:style-name="ACE-0" office:value-type="float" office:value="-34.646999999999998">
            <text:p>−34.64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A. <text:s/>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8.8000000000000007">
            <text:p>−8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5</text:p>
          </table:table-cell>
          <table:table-cell table:style-name="ACE-0" office:value-type="float" office:value="-34.646999999999998">
            <text:p>−34.647</text:p>
          </table:table-cell>
          <table:table-cell table:style-name="ACE-0" office:value-type="float" office:value="150.809">
            <text:p>150.809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6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798">
            <text:p>150.798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9.0999999999999996">
            <text:p>−9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90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80799999999999">
            <text:p>150.808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5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80799999999999">
            <text:p>150.808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87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0699999999999">
            <text:p>150.807</text:p>
          </table:table-cell>
          <table:table-cell table:style-name="ACE-0" office:value-type="float" office:value="8920">
            <text:p>892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2.2799999999999998">
            <text:p>2.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7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928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osin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7</text:p>
          </table:table-cell>
          <table:table-cell table:style-name="ACE-0" office:value-type="float" office:value="-34.642000000000003">
            <text:p>−34.642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3970">
            <text:p>39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Pyrazus <text:s/>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2</text:p>
          </table:table-cell>
          <table:table-cell table:style-name="ACE-0" office:value-type="float" office:value="-34.640999999999998">
            <text:p>−34.641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osin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4</text:p>
          </table:table-cell>
          <table:table-cell table:style-name="ACE-0" office:value-type="float" office:value="-34.640999999999998">
            <text:p>−34.641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O.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4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6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1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7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sandy mud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5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sandy mud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3</text:p>
          </table:table-cell>
          <table:table-cell table:style-name="ACE-0" office:value-type="float" office:value="-34.636000000000003">
            <text:p>−34.636</text:p>
          </table:table-cell>
          <table:table-cell table:style-name="ACE-0" office:value-type="float" office:value="150.83699999999999">
            <text:p>150.837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371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4305">
            <text:p>43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Esturine 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arne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370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6805">
            <text:p>680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Oyster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arne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8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1790">
            <text:p>17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ach-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151A</text:p>
          </table:table-cell>
          <table:table-cell table:style-name="ACE-0" office:value-type="float" office:value="-34.576999999999998">
            <text:p>−34.57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5233">
            <text:p>5233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wood in dun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ungEtal199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151</text:p>
          </table:table-cell>
          <table:table-cell table:style-name="ACE-0" office:value-type="float" office:value="-34.576999999999998">
            <text:p>−34.57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5395">
            <text:p>5395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peat in dune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ungEtal199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71</text:p>
          </table:table-cell>
          <table:table-cell table:style-name="ACE-0" office:value-type="float" office:value="-34.560699999999997">
            <text:p>−34.560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5</text:p>
          </table:table-cell>
          <table:table-cell table:style-name="ACE-0" office:value-type="float" office:value="-34.560699999999997">
            <text:p>−34.560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2</text:p>
          </table:table-cell>
          <table:table-cell table:style-name="ACE-0" office:value-type="float" office:value="-34.556699999999999">
            <text:p>−34.5567</text:p>
          </table:table-cell>
          <table:table-cell table:style-name="ACE-0" office:value-type="float" office:value="150.80719999999999">
            <text:p>150.807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.48">
            <text:p>−3.4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5</text:p>
          </table:table-cell>
          <table:table-cell table:style-name="ACE-0" office:value-type="float" office:value="-34.553199999999997">
            <text:p>−34.5532</text:p>
          </table:table-cell>
          <table:table-cell table:style-name="ACE-0" office:value-type="float" office:value="150.80779999999999">
            <text:p>150.8078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69</text:p>
          </table:table-cell>
          <table:table-cell table:style-name="ACE-0" office:value-type="float" office:value="-34.5486">
            <text:p>−34.5486</text:p>
          </table:table-cell>
          <table:table-cell table:style-name="ACE-0" office:value-type="float" office:value="150.80160000000001">
            <text:p>150.8016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6299999999999999">
            <text:p>−1.6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638</text:p>
          </table:table-cell>
          <table:table-cell table:style-name="ACE-0" office:value-type="float" office:value="-34.5428">
            <text:p>−34.5428</text:p>
          </table:table-cell>
          <table:table-cell table:style-name="ACE-0" office:value-type="float" office:value="150.82320000000001">
            <text:p>150.8232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4499999999999993">
            <text:p>−8.4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77</text:p>
          </table:table-cell>
          <table:table-cell table:style-name="ACE-0" office:value-type="float" office:value="-34.5411">
            <text:p>−34.5411</text:p>
          </table:table-cell>
          <table:table-cell table:style-name="ACE-0" office:value-type="float" office:value="150.81129999999999">
            <text:p>150.8113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500000000000002">
            <text:p>−3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5</text:p>
          </table:table-cell>
          <table:table-cell table:style-name="ACE-0" office:value-type="float" office:value="-34.538600000000002">
            <text:p>−34.5386</text:p>
          </table:table-cell>
          <table:table-cell table:style-name="ACE-0" office:value-type="float" office:value="150.8484">
            <text:p>150.8484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103</text:p>
          </table:table-cell>
          <table:table-cell table:style-name="ACE-0" office:value-type="float" office:value="-34.5381">
            <text:p>−34.5381</text:p>
          </table:table-cell>
          <table:table-cell table:style-name="ACE-0" office:value-type="float" office:value="150.81190000000001">
            <text:p>150.8119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800000000000004">
            <text:p>−5.4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12</text:p>
          </table:table-cell>
          <table:table-cell table:style-name="ACE-0" office:value-type="float" office:value="-34.536799999999999">
            <text:p>−34.5368</text:p>
          </table:table-cell>
          <table:table-cell table:style-name="ACE-0" office:value-type="float" office:value="150.84129999999999">
            <text:p>150.8413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5.3499999999999996">
            <text:p>−5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0</text:p>
          </table:table-cell>
          <table:table-cell table:style-name="ACE-0" office:value-type="float" office:value="-34.536299999999997">
            <text:p>−34.5363</text:p>
          </table:table-cell>
          <table:table-cell table:style-name="ACE-0" office:value-type="float" office:value="150.85040000000001">
            <text:p>150.8504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2</text:p>
          </table:table-cell>
          <table:table-cell table:style-name="ACE-0" office:value-type="float" office:value="-34.536299999999997">
            <text:p>−34.5363</text:p>
          </table:table-cell>
          <table:table-cell table:style-name="ACE-0" office:value-type="float" office:value="150.85040000000001">
            <text:p>150.8504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3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5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099999999999998">
            <text:p>−3.0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6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4700000000000002">
            <text:p>−3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603</text:p>
          </table:table-cell>
          <table:table-cell table:style-name="ACE-0" office:value-type="float" office:value="-34.5334">
            <text:p>−34.5334</text:p>
          </table:table-cell>
          <table:table-cell table:style-name="ACE-0" office:value-type="float" office:value="150.8366">
            <text:p>150.8366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6399999999999997">
            <text:p>−7.6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55</text:p>
          </table:table-cell>
          <table:table-cell table:style-name="ACE-0" office:value-type="float" office:value="-34.533299999999997">
            <text:p>−34.5333</text:p>
          </table:table-cell>
          <table:table-cell table:style-name="ACE-0" office:value-type="float" office:value="150.8416">
            <text:p>150.841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500000000000004">
            <text:p>−4.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9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76000000000000001">
            <text:p>−0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1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2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499999999999998">
            <text:p>−3.0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3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100000000000001">
            <text:p>−3.9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7</text:p>
          </table:table-cell>
          <table:table-cell table:style-name="ACE-0" office:value-type="float" office:value="-34.532299999999999">
            <text:p>−34.5323</text:p>
          </table:table-cell>
          <table:table-cell table:style-name="ACE-0" office:value-type="float" office:value="150.85589999999999">
            <text:p>150.8559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8</text:p>
          </table:table-cell>
          <table:table-cell table:style-name="ACE-0" office:value-type="float" office:value="-34.532299999999999">
            <text:p>−34.5323</text:p>
          </table:table-cell>
          <table:table-cell table:style-name="ACE-0" office:value-type="float" office:value="150.85589999999999">
            <text:p>150.8559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9500000000000002">
            <text:p>−2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54</text:p>
          </table:table-cell>
          <table:table-cell table:style-name="ACE-0" office:value-type="float" office:value="-34.530200000000001">
            <text:p>−34.5302</text:p>
          </table:table-cell>
          <table:table-cell table:style-name="ACE-0" office:value-type="float" office:value="150.8475">
            <text:p>150.8475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8900000000000001">
            <text:p>−2.8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01</text:p>
          </table:table-cell>
          <table:table-cell table:style-name="ACE-0" office:value-type="float" office:value="-34.527200000000001">
            <text:p>−34.5272</text:p>
          </table:table-cell>
          <table:table-cell table:style-name="ACE-0" office:value-type="float" office:value="150.8458">
            <text:p>150.8458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3</text:p>
          </table:table-cell>
          <table:table-cell table:style-name="ACE-0" office:value-type="float" office:value="-34.527099999999997">
            <text:p>−34.5271</text:p>
          </table:table-cell>
          <table:table-cell table:style-name="ACE-0" office:value-type="float" office:value="150.8458">
            <text:p>150.8458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84</text:p>
          </table:table-cell>
          <table:table-cell table:style-name="ACE-0" office:value-type="float" office:value="-34.525199999999998">
            <text:p>−34.5252</text:p>
          </table:table-cell>
          <table:table-cell table:style-name="ACE-0" office:value-type="float" office:value="150.84909999999999">
            <text:p>150.8491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7300000000000004">
            <text:p>−8.7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87</text:p>
          </table:table-cell>
          <table:table-cell table:style-name="ACE-0" office:value-type="float" office:value="-34.523800000000001">
            <text:p>−34.5238</text:p>
          </table:table-cell>
          <table:table-cell table:style-name="ACE-0" office:value-type="float" office:value="150.85140000000001">
            <text:p>150.8514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099999999999999">
            <text:p>−2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7</text:p>
          </table:table-cell>
          <table:table-cell table:style-name="ACE-0" office:value-type="float" office:value="-34.520000000000003">
            <text:p>−34.52</text:p>
          </table:table-cell>
          <table:table-cell table:style-name="ACE-0" office:value-type="float" office:value="150.84">
            <text:p>150.84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38</text:p>
          </table:table-cell>
          <table:table-cell table:style-name="ACE-0" office:value-type="float" office:value="-34.517000000000003">
            <text:p>−34.517</text:p>
          </table:table-cell>
          <table:table-cell table:style-name="ACE-0" office:value-type="float" office:value="150.8674">
            <text:p>150.8674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800000000000001">
            <text:p>−1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465</text:p>
          </table:table-cell>
          <table:table-cell table:style-name="ACE-0" office:value-type="float" office:value="-34.517000000000003">
            <text:p>−34.517</text:p>
          </table:table-cell>
          <table:table-cell table:style-name="ACE-0" office:value-type="float" office:value="150.8674">
            <text:p>150.867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72</text:p>
          </table:table-cell>
          <table:table-cell table:style-name="ACE-0" office:value-type="float" office:value="-34.516500000000001">
            <text:p>−34.5165</text:p>
          </table:table-cell>
          <table:table-cell table:style-name="ACE-0" office:value-type="float" office:value="150.86619999999999">
            <text:p>150.8662</text:p>
          </table:table-cell>
          <table:table-cell table:style-name="ACE-0" office:value-type="float" office:value="6090">
            <text:p>609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3500000000000001">
            <text:p>−1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73</text:p>
          </table:table-cell>
          <table:table-cell table:style-name="ACE-0" office:value-type="float" office:value="-34.516500000000001">
            <text:p>−34.5165</text:p>
          </table:table-cell>
          <table:table-cell table:style-name="ACE-0" office:value-type="float" office:value="150.86619999999999">
            <text:p>150.866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0</text:p>
          </table:table-cell>
          <table:table-cell table:style-name="ACE-0" office:value-type="float" office:value="-34.509999999999998">
            <text:p>−34.51</text:p>
          </table:table-cell>
          <table:table-cell table:style-name="ACE-0" office:value-type="float" office:value="150.86799999999999">
            <text:p>150.868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699999999999999">
            <text:p>−4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39</text:p>
          </table:table-cell>
          <table:table-cell table:style-name="ACE-0" office:value-type="float" office:value="-34.509999999999998">
            <text:p>−34.51</text:p>
          </table:table-cell>
          <table:table-cell table:style-name="ACE-0" office:value-type="float" office:value="150.86799999999999">
            <text:p>150.868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800000000000002">
            <text:p>−2.1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02</text:p>
          </table:table-cell>
          <table:table-cell table:style-name="ACE-0" office:value-type="float" office:value="-34.505000000000003">
            <text:p>−34.505</text:p>
          </table:table-cell>
          <table:table-cell table:style-name="ACE-0" office:value-type="float" office:value="150.8623">
            <text:p>150.8623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7.1100000000000003">
            <text:p>−7.1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04</text:p>
          </table:table-cell>
          <table:table-cell table:style-name="ACE-0" office:value-type="float" office:value="-34.505000000000003">
            <text:p>−34.505</text:p>
          </table:table-cell>
          <table:table-cell table:style-name="ACE-0" office:value-type="float" office:value="150.8623">
            <text:p>150.8623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5399999999999991">
            <text:p>−8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8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800000000000001">
            <text:p>−2.5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9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0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79">
            <text:p>−3.7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74</text:p>
          </table:table-cell>
          <table:table-cell table:style-name="ACE-0" office:value-type="float" office:value="-34.5045">
            <text:p>−34.5045</text:p>
          </table:table-cell>
          <table:table-cell table:style-name="ACE-0" office:value-type="float" office:value="150.83770000000001">
            <text:p>150.8377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102</text:p>
          </table:table-cell>
          <table:table-cell table:style-name="ACE-0" office:value-type="float" office:value="-34.497">
            <text:p>−34.49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urrayWallaceEtal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56</text:p>
          </table:table-cell>
          <table:table-cell table:style-name="ACE-0" office:value-type="float" office:value="-34.491199999999999">
            <text:p>−34.4912</text:p>
          </table:table-cell>
          <table:table-cell table:style-name="ACE-0" office:value-type="float" office:value="150.83369999999999">
            <text:p>150.8337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058</text:p>
          </table:table-cell>
          <table:table-cell table:style-name="ACE-0" office:value-type="float" office:value="-34.457999999999998">
            <text:p>−34.458</text:p>
          </table:table-cell>
          <table:table-cell table:style-name="ACE-0" office:value-type="float" office:value="150.892">
            <text:p>150.892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MurrayWallaceEtal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950</text:p>
          </table:table-cell>
          <table:table-cell table:style-name="ACE-0" office:value-type="float" office:value="-34.429000000000002">
            <text:p>−34.429</text:p>
          </table:table-cell>
          <table:table-cell table:style-name="ACE-0" office:value-type="float" office:value="150.82480000000001">
            <text:p>150.824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1500000000000004">
            <text:p>−5.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8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Wood in estuarine mu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9">
            <text:p>1.2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7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 in estuarine mu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49">
            <text:p>1.4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9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Callicoma stump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50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953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78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8">
            <text:p>150.928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yantEtal199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79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8">
            <text:p>150.928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900000000000001">
            <text:p>1.0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yantEtal199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31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9">
            <text:p>150.929</text:p>
          </table:table-cell>
          <table:table-cell table:style-name="ACE-2" office:value-type="float" office:value="7000">
            <text:p>7000</text:p>
          </table:table-cell>
          <table:table-cell table:style-name="ACE-2" office:value-type="float" office:value="153">
            <text:p>153</text:p>
          </table:table-cell>
          <table:table-cell table:style-name="ACE-0" office:value-type="string">
            <text:p>Callicoma stump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0" table:number-rows-repeated="1756">
          <table:table-cell table:number-columns-repeated="256"/>
        </table:table-row>
        <table:table-row table:style-name="AROW-1" table:number-rows-repeated="123">
          <table:table-cell table:number-columns-repeated="256"/>
        </table:table-row>
        <table:table-row table:style-name="AROW-0" table:number-rows-repeated="6353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2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7:29Z</dc:date>
    <meta:creation-date>2022-10-27T08:15:17Z</meta:creation-date>
    <meta:generator>gnumeric/1.12.46</meta:generator>
  </office:meta>
</office:document-meta>
</file>